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3.8229in" style:rel-column-width="34460*"/>
    </style:style>
    <style:style style:name="Table1.B" style:family="table-column">
      <style:table-column-properties style:column-width="3.4472in" style:rel-column-width="31075*"/>
    </style:style>
    <style:style style:name="Table1.1" style:family="table-row">
      <style:table-row-properties style:min-row-height="0.8542in"/>
    </style:style>
    <style:style style:name="Table1.A1" style:family="table-cell">
      <style:table-cell-properties fo:padding="0.0382in" fo:border="none"/>
    </style:style>
    <style:style style:name="Payslip_5f_lines" style:display-name="Payslip_lines" style:family="table">
      <style:table-properties style:width="7.2701in" style:rel-width="100%" table:align="left"/>
    </style:style>
    <style:style style:name="Payslip_5f_lines.A" style:display-name="Payslip_lines.A" style:family="table-column">
      <style:table-column-properties style:column-width="0.8229in" style:rel-column-width="1185*"/>
    </style:style>
    <style:style style:name="Payslip_5f_lines.B" style:display-name="Payslip_lines.B" style:family="table-column">
      <style:table-column-properties style:column-width="2.2813in" style:rel-column-width="3285*"/>
    </style:style>
    <style:style style:name="Payslip_5f_lines.C" style:display-name="Payslip_lines.C" style:family="table-column">
      <style:table-column-properties style:column-width="3.2813in" style:rel-column-width="4725*"/>
    </style:style>
    <style:style style:name="Payslip_5f_lines.D" style:display-name="Payslip_lines.D" style:family="table-column">
      <style:table-column-properties style:column-width="0.8847in" style:rel-column-width="1274*"/>
    </style:style>
    <style:style style:name="Payslip_5f_lines.A1" style:display-name="Payslip_lines.A1" style:family="table-cell">
      <style:table-cell-properties fo:padding="0.0382in" fo:border-left="0.05pt solid #000000" fo:border-right="none" fo:border-top="0.05pt solid #000000" fo:border-bottom="0.05pt solid #000000"/>
    </style:style>
    <style:style style:name="Payslip_5f_lines.D1" style:display-name="Payslip_lines.D1" style:family="table-cell">
      <style:table-cell-properties fo:padding="0.0382in" fo:border="0.05pt solid #000000"/>
    </style:style>
    <style:style style:name="Payslip_5f_lines.A2" style:display-name="Payslip_lines.A2" style:family="table-cell">
      <style:table-cell-properties fo:padding="0.0382in" fo:border-left="0.05pt solid #000000" fo:border-right="none" fo:border-top="none" fo:border-bottom="0.05pt solid #000000"/>
    </style:style>
    <style:style style:name="Payslip_5f_lines.D2" style:display-name="Payslip_li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use-window-font-color="true"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7.2701in" style:type="right"/>
        </style:tab-stops>
      </style:paragraph-properties>
      <style:text-properties style:use-window-font-color="true" style:font-name="Liberation Sans" fo:font-size="12pt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2.6874in"/>
        </style:tab-stops>
      </style:paragraph-properties>
      <style:text-properties style:use-window-font-color="true" style:font-name="Liberation Sans" fo:font-size="12pt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2.6874in"/>
        </style:tab-stops>
      </style:paragraph-properties>
      <style:text-properties style:use-window-font-color="true" style:font-name="Liberation Sans" fo:font-size="12pt" style:font-size-asian="10.5pt" style:font-size-complex="12pt"/>
    </style:style>
    <style:style style:name="P6" style:family="paragraph" style:parent-style-name="Standard">
      <style:paragraph-properties>
        <style:tab-stops>
          <style:tab-stop style:position="7.2701in" style:type="right"/>
        </style:tab-stops>
      </style:paragraph-properties>
      <style:text-properties style:use-window-font-color="true" style:font-name="Liberation Sans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6.8854in" style:type="right"/>
        </style:tab-stops>
      </style:paragraph-properties>
      <style:text-properties fo:color="#ff6633" style:font-name="Liberation Sans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Liberation Sans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size="9pt" style:font-size-asian="9pt" style:font-size-complex="9pt"/>
    </style:style>
    <style:style style:name="P12" style:family="paragraph" style:parent-style-name="Table_20_Contents">
      <style:text-properties style:font-name="Liberation Sans" fo:font-size="8pt" style:font-size-asian="8pt" style:font-size-complex="8pt"/>
    </style:style>
    <style:style style:name="P13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paragraph-properties fo:margin-left="0in" fo:margin-right="0.0827in" fo:margin-top="0in" fo:margin-bottom="0in" fo:text-align="start" style:justify-single-word="false" fo:text-indent="0in" style:auto-text-indent="false" fo:background-color="transparent" style:snap-to-layout-grid="false">
        <style:tab-stops>
          <style:tab-stop style:position="3.4256in"/>
          <style:tab-stop style:position="5.4709in"/>
        </style:tab-stops>
        <style:background-image/>
      </style:paragraph-properties>
      <style:text-properties fo:color="#000000" style:font-name="Liberation Sans" fo:font-size="15pt" fo:language="en" fo:country="US" fo:font-weight="bold" fo:background-color="transparent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in" fo:margin-right="0.0827in" fo:margin-top="0in" fo:margin-bottom="0in" fo:text-align="start" style:justify-single-word="false" fo:text-indent="0in" style:auto-text-indent="false">
        <style:tab-stops>
          <style:tab-stop style:position="6.8854in" style:type="right"/>
        </style:tab-stops>
      </style:paragraph-properties>
      <style:text-properties fo:color="#000000" style:font-name="Liberation Sans" fo:font-size="11pt" fo:language="en" fo:country="US" fo:font-style="italic" fo:background-color="transparent" style:font-size-asian="11pt" style:font-style-asian="italic" style:font-name-complex="Arial" style:font-size-complex="11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image: asimage(get_logo(o.company_id.id),size_x=logo_size()['width'], size_y=logo_size()['height'], hold_ratio=True)" text:anchor-type="paragraph" svg:x="0.0098in" svg:y="-0.0201in" svg:width="2.5146in" svg:height="0.7654in" draw:z-index="0"><draw:text-box><text:p text:style-name="Frame_20_contents"/></draw:text-box></draw:frame></text:p>
          </table:table-cell>
          <table:table-cell table:style-name="Table1.A1" table:number-rows-spanned="2" office:value-type="string">
            <text:p text:style-name="P6"><text:placeholder text:placeholder-type="text">&lt;t('PAYSLIP')&gt;</text:placeholder></text:p>
            <text:p text:style-name="P3"><text:placeholder text:placeholder-type="text">&lt;t('From')&gt;</text:placeholder> <text:placeholder text:placeholder-type="text">&lt;display_date(payslip['date_from'])&gt;</text:placeholder> <text:placeholder text:placeholder-type="text">&lt;t('to')&gt;</text:placeholder> <text:placeholder text:placeholder-type="text">&lt;display_date(payslip['date_to'])&gt;</text:placeholder></text:p>
            <text:p text:style-name="P4"><text:placeholder text:placeholder-type="text">&lt;t('Reference')&gt;</text:placeholder>: <text:placeholder text:placeholder-type="text">&lt;payslip['number']&gt;</text:placeholder></text:p>
            <text:p text:style-name="P3"><text:placeholder text:placeholder-type="text">&lt;t('Employee')&gt;</text:placeholder>: <text:span text:style-name="T1"><text:placeholder text:placeholder-type="text">&lt;payslip['employee_id'][1]&gt;</text:placeholder></text:span></text:p>
            <text:p text:style-name="P4"><text:placeholder text:placeholder-type="text">&lt;t('Contract')&gt;</text:placeholder>: <text:placeholder text:placeholder-type="text">&lt;payslip['contract_id'] and payslip['contract_id'][1] or ''&gt;</text:placeholder></text:p>
          </table:table-cell>
        </table:table-row>
        <table:table-row>
          <table:table-cell table:style-name="Table1.A1" office:value-type="string">
            <text:p text:style-name="P16"><text:placeholder text:placeholder-type="text">&lt;o.company_id and o.company_id.name or ''&gt;</text:placeholder></text:p>
            <text:p text:style-name="P17"><text:placeholder text:placeholder-type="text">&lt;com_partner_info['address']&gt;</text:placeholder></text:p>
          </table:table-cell>
          <table:covered-table-cell/>
        </table:table-row>
      </table:table>
      <text:p text:style-name="P5"/>
      <text:p text:style-name="P5"/>
      <table:table table:name="Payslip_lines" table:style-name="Payslip_5f_lines">
        <table:table-column table:style-name="Payslip_5f_lines.A"/>
        <table:table-column table:style-name="Payslip_5f_lines.B"/>
        <table:table-column table:style-name="Payslip_5f_lines.C"/>
        <table:table-column table:style-name="Payslip_5f_lines.D"/>
        <table:table-row>
          <table:table-cell table:style-name="Payslip_5f_lines.A1" office:value-type="string">
            <text:p text:style-name="P8"><text:placeholder text:placeholder-type="text">&lt;t('Code')&gt;</text:placeholder></text:p>
          </table:table-cell>
          <table:table-cell table:style-name="Payslip_5f_lines.A1" office:value-type="string">
            <text:p text:style-name="P8"><text:placeholder text:placeholder-type="text">&lt;t('Name')&gt;</text:placeholder></text:p>
          </table:table-cell>
          <table:table-cell table:style-name="Payslip_5f_lines.A1" office:value-type="string">
            <text:p text:style-name="P8"><text:span text:style-name="T2"><text:placeholder text:placeholder-type="text">&lt;t('Description')&gt;</text:placeholder></text:span><text:span text:style-name="T2"> </text:span><text:span text:style-name="T2">&amp; </text:span><text:placeholder text:placeholder-type="text">&lt;t('Formula')&gt;</text:placeholder></text:p>
          </table:table-cell>
          <table:table-cell table:style-name="Payslip_5f_lines.D1" office:value-type="string">
            <text:p text:style-name="P9"><text:placeholder text:placeholder-type="text">&lt;t('Total')&gt;</text:placeholder></text:p>
          </table:table-cell>
        </table:table-row>
        <table:table-row>
          <table:table-cell table:style-name="Payslip_5f_lines.A2" office:value-type="string">
            <text:p text:style-name="P10"><text:placeholder text:placeholder-type="text">&lt;for each='i in range(0, len(lines) - 1)'&gt;</text:placeholder></text:p>
          </table:table-cell>
          <table:table-cell table:style-name="Payslip_5f_lines.A2" office:value-type="string">
            <text:p text:style-name="P10"/>
          </table:table-cell>
          <table:table-cell table:style-name="Payslip_5f_lines.A2" office:value-type="string">
            <text:p text:style-name="P10"/>
          </table:table-cell>
          <table:table-cell table:style-name="Payslip_5f_lines.D2" office:value-type="string">
            <text:p text:style-name="P11"/>
          </table:table-cell>
        </table:table-row>
        <table:table-row>
          <table:table-cell table:style-name="Payslip_5f_lines.A2" office:value-type="string">
            <text:p text:style-name="P10"><text:placeholder text:placeholder-type="text">&lt;lines[i]['code']&gt;</text:placeholder></text:p>
          </table:table-cell>
          <table:table-cell table:style-name="Payslip_5f_lines.A2" office:value-type="string">
            <text:p text:style-name="P10"><text:placeholder text:placeholder-type="text">&lt;lines[i]['salary_rule_id'][1]&gt;</text:placeholder></text:p>
          </table:table-cell>
          <table:table-cell table:style-name="Payslip_5f_lines.A2" office:value-type="string">
            <text:p text:style-name="P14"><text:placeholder text:placeholder-type="text">&lt;lines[i]['note']&gt;</text:placeholder></text:p>
            <text:p text:style-name="P12"><text:placeholder text:placeholder-type="text">&lt;lines[i]['formula']&gt;</text:placeholder></text:p>
          </table:table-cell>
          <table:table-cell table:style-name="Payslip_5f_lines.D2" office:value-type="string">
            <text:p text:style-name="P11"><text:placeholder text:placeholder-type="text">&lt;format_number(lines[i]['total'], digits=0)&gt;</text:placeholder></text:p>
          </table:table-cell>
        </table:table-row>
        <table:table-row>
          <table:table-cell table:style-name="Payslip_5f_lines.A2" office:value-type="string">
            <text:p text:style-name="P10"><text:placeholder text:placeholder-type="text">&lt;/for&gt;</text:placeholder></text:p>
          </table:table-cell>
          <table:table-cell table:style-name="Payslip_5f_lines.A2" office:value-type="string">
            <text:p text:style-name="P10"/>
          </table:table-cell>
          <table:table-cell table:style-name="Payslip_5f_lines.A2" office:value-type="string">
            <text:p text:style-name="P10"/>
          </table:table-cell>
          <table:table-cell table:style-name="Payslip_5f_lines.D2" office:value-type="string">
            <text:p text:style-name="P11"/>
          </table:table-cell>
        </table:table-row>
        <table:table-row>
          <table:table-cell table:style-name="Payslip_5f_lines.A2" office:value-type="string">
            <text:p text:style-name="P8"><text:placeholder text:placeholder-type="text">&lt;lines[len(lines) - 1]['code']&gt;</text:placeholder></text:p>
          </table:table-cell>
          <table:table-cell table:style-name="Payslip_5f_lines.A2" office:value-type="string">
            <text:p text:style-name="P8"><text:placeholder text:placeholder-type="text">&lt;lines[len(lines) - 1]['salary_rule_id'][1]&gt;</text:placeholder></text:p>
          </table:table-cell>
          <table:table-cell table:style-name="Payslip_5f_lines.A2" office:value-type="string">
            <text:p text:style-name="P15"><text:placeholder text:placeholder-type="text">&lt;lines[len(lines) - 1]['note']&gt;</text:placeholder></text:p>
            <text:p text:style-name="P13"><text:placeholder text:placeholder-type="text">&lt;lines[len(lines) - 1]['formula']&gt;</text:placeholder></text:p>
          </table:table-cell>
          <table:table-cell table:style-name="Payslip_5f_lines.D2" office:value-type="string">
            <text:p text:style-name="P9"><text:placeholder text:placeholder-type="text">&lt;format_number(lines[len(lines) - 1]['total'], digits=0)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01in" fo:margin-bottom="0.0201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margin-top="0in" fo:margin-bottom="0in"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use-window-font-color="true" style:font-name="Liberation Sans"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701in" fo:page-height="11.6902in" style:num-format="1" style:print-orientation="portrait" fo:margin="0.5in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_('Printed on')&gt;</text:placeholder> <text:span text:style-name="MT1"><text:placeholder text:placeholder-type="text">&lt;get_date_printed()&gt;</text:placeholder></text:span> <text:placeholder text:placeholder-type="text">&lt;_('by')&gt;</text:placeholder> <text:span text:style-name="MT1"><text:placeholder text:placeholder-type="text">&lt;get_user_printed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ng Thanh</meta:initial-creator>
    <meta:creation-date>2012-12-06T14:54:05</meta:creation-date>
    <meta:generator>LibreOffice/3.5$Linux_x86 LibreOffice_project/350m1$Build-2</meta:generator>
    <dc:date>2013-07-11T12:22:56</dc:date>
    <dc:creator>Tung Thanh</dc:creator>
    <meta:editing-duration>PT5H35M31S</meta:editing-duration>
    <meta:editing-cycles>89</meta:editing-cycles>
    <meta:document-statistic meta:table-count="2" meta:image-count="0" meta:object-count="0" meta:page-count="1" meta:paragraph-count="24" meta:word-count="62" meta:character-count="851" meta:non-whitespace-character-count="813"/>
  </office:meta>
</office:document-meta>
</file>